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rfc-language-tag="sr-Latn-RS" fo:language="sr" fo:script="Latn" fo:country="RS" officeooo:rsid="00013c02" officeooo:paragraph-rsid="00013c02" style:font-size-asian="10.5pt"/>
    </style:style>
    <style:style style:name="P2" style:family="paragraph" style:parent-style-name="Text_20_body">
      <style:text-properties style:rfc-language-tag="sr-Latn-RS" fo:language="sr" fo:script="Latn" fo:country="RS" officeooo:rsid="00013c02" officeooo:paragraph-rsid="00013c02" style:font-size-asian="10.5pt"/>
    </style:style>
    <style:style style:name="P3" style:family="paragraph" style:parent-style-name="Text_20_body">
      <style:paragraph-properties fo:text-align="center" style:justify-single-word="false"/>
      <style:text-properties fo:font-size="18pt" style:rfc-language-tag="sr-Latn-RS" fo:language="sr" fo:script="Latn" fo:country="RS" officeooo:rsid="00013c02" officeooo:paragraph-rsid="00013c02" style:font-size-asian="15.75pt" style:font-size-complex="18pt"/>
    </style:style>
    <style:style style:name="P4" style:family="paragraph" style:parent-style-name="Text_20_body">
      <style:paragraph-properties fo:text-align="center" style:justify-single-word="false"/>
      <style:text-properties fo:font-size="18pt" style:rfc-language-tag="sr-Latn-RS" fo:language="sr" fo:script="Latn" fo:country="RS" fo:font-weight="bold" officeooo:rsid="00013c02" officeooo:paragraph-rsid="00013c02" style:font-size-asian="15.75pt" style:font-weight-asian="bold" style:font-size-complex="18pt" style:font-weight-complex="bold"/>
    </style:style>
    <style:style style:name="P5" style:family="paragraph" style:parent-style-name="Text_20_body">
      <style:paragraph-properties fo:text-align="center" style:justify-single-word="false"/>
      <style:text-properties fo:font-size="18pt" style:rfc-language-tag="sr-Latn-RS" fo:language="sr" fo:script="Latn" fo:country="RS" fo:font-weight="normal" officeooo:rsid="00013c02" officeooo:paragraph-rsid="00013c02" style:font-size-asian="15.75pt" style:font-weight-asian="normal" style:font-size-complex="18pt" style:font-weight-complex="normal"/>
    </style:style>
    <style:style style:name="P6" style:family="paragraph" style:parent-style-name="Text_20_body">
      <style:text-properties officeooo:rsid="00013c02" officeooo:paragraph-rsid="00013c02"/>
    </style:style>
    <style:style style:name="P7" style:family="paragraph" style:parent-style-name="Text_20_body">
      <style:text-properties officeooo:paragraph-rsid="00013c02"/>
    </style:style>
    <style:style style:name="P8" style:family="paragraph" style:parent-style-name="Text_20_body">
      <style:paragraph-properties fo:text-align="justify" style:justify-single-word="false"/>
      <style:text-properties officeooo:rsid="000357f7" officeooo:paragraph-rsid="000357f7"/>
    </style:style>
    <style:style style:name="P9" style:family="paragraph" style:parent-style-name="Text_20_body">
      <style:text-properties style:font-name="Liberation Serif" officeooo:rsid="00013c02" officeooo:paragraph-rsid="00013c02"/>
    </style:style>
    <style:style style:name="P10" style:family="paragraph" style:parent-style-name="Text_20_body">
      <style:paragraph-properties fo:text-align="justify" style:justify-single-word="false"/>
      <style:text-properties fo:font-size="12pt" style:rfc-language-tag="sr-Latn-RS" fo:language="sr" fo:script="Latn" fo:country="RS" officeooo:rsid="0007e50a" officeooo:paragraph-rsid="0007e50a" style:font-size-asian="12pt" style:font-size-complex="12pt"/>
    </style:style>
    <style:style style:name="P11" style:family="paragraph" style:parent-style-name="Text_20_body">
      <style:paragraph-properties fo:text-align="justify" style:justify-single-word="false"/>
      <style:text-properties officeooo:rsid="0009dad2" officeooo:paragraph-rsid="0009dad2"/>
    </style:style>
    <style:style style:name="P12" style:family="paragraph" style:parent-style-name="Text_20_body">
      <style:paragraph-properties fo:text-align="justify" style:justify-single-word="false"/>
      <style:text-properties officeooo:rsid="000ef8f9" officeooo:paragraph-rsid="000ef8f9"/>
    </style:style>
    <style:style style:name="P13" style:family="paragraph" style:parent-style-name="Text_20_body">
      <style:paragraph-properties fo:text-align="justify" style:justify-single-word="false"/>
      <style:text-properties officeooo:rsid="0011dcfc" officeooo:paragraph-rsid="0011dcfc"/>
    </style:style>
    <style:style style:name="P14" style:family="paragraph" style:parent-style-name="Text_20_body">
      <style:text-properties officeooo:rsid="0011dcfc" officeooo:paragraph-rsid="0011dcfc"/>
    </style:style>
    <style:style style:name="P15" style:family="paragraph" style:parent-style-name="Table_20_Contents">
      <style:text-properties fo:font-weight="bold" officeooo:rsid="00013c02" officeooo:paragraph-rsid="00013c02" style:font-weight-asian="bold" style:font-weight-complex="bold"/>
    </style:style>
    <style:style style:name="P16" style:family="paragraph" style:parent-style-name="Table_20_Contents">
      <style:text-properties fo:font-weight="bold" officeooo:rsid="00013c02" officeooo:paragraph-rsid="00013c02" style:font-size-asian="10.5pt" style:font-weight-asian="bold" style:font-weight-complex="bold"/>
    </style:style>
    <style:style style:name="P17" style:family="paragraph" style:parent-style-name="Table_20_Contents">
      <style:text-properties officeooo:rsid="00013c02" officeooo:paragraph-rsid="00013c02"/>
    </style:style>
    <style:style style:name="P18" style:family="paragraph" style:parent-style-name="Table_20_Contents">
      <style:text-properties style:font-size-asian="10.5pt"/>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Text_20_body" style:list-style-name="L1">
      <style:text-properties officeooo:rsid="00013c02" officeooo:paragraph-rsid="00013c02"/>
    </style:style>
    <style:style style:name="P24" style:family="paragraph" style:parent-style-name="Heading_20_3">
      <style:text-properties officeooo:rsid="000357f7" officeooo:paragraph-rsid="000357f7"/>
    </style:style>
    <style:style style:name="P25" style:family="paragraph" style:parent-style-name="Heading_20_1">
      <style:text-properties officeooo:rsid="00013c02" officeooo:paragraph-rsid="00013c02"/>
    </style:style>
    <style:style style:name="P26" style:family="paragraph" style:parent-style-name="Heading_20_1">
      <style:paragraph-properties fo:break-before="page"/>
      <style:text-properties officeooo:rsid="00013c02" officeooo:paragraph-rsid="00013c02"/>
    </style:style>
    <style:style style:name="P27" style:family="paragraph" style:parent-style-name="Heading_20_2">
      <style:text-properties officeooo:rsid="00013c02" officeooo:paragraph-rsid="00013c02"/>
    </style:style>
    <style:style style:name="P28" style:family="paragraph" style:parent-style-name="Heading_20_2">
      <style:text-properties officeooo:rsid="000357f7" officeooo:paragraph-rsid="000357f7"/>
    </style:style>
    <style:style style:name="T1" style:family="text">
      <style:text-properties style:font-name="Liberation Serif"/>
    </style:style>
    <style:style style:name="T2" style:family="text">
      <style:text-properties officeooo:rsid="0007e50a"/>
    </style:style>
    <style:style style:name="T3" style:family="text">
      <style:text-properties officeooo:rsid="000ef8f9"/>
    </style:style>
    <style:style style:name="T4" style:family="text">
      <style:text-properties officeooo:rsid="001098a4"/>
    </style:style>
    <style:style style:name="T5" style:family="text">
      <style:text-properties officeooo:rsid="0011dcfc"/>
    </style:style>
    <style:style style:name="T6" style:family="text">
      <style:text-properties officeooo:rsid="00157f2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ktrotehnički fakultet u Beogradu</text:p>
      <text:p text:style-name="P1">SI3PSI Principi Softverskog inženjerstva</text:p>
      <text:p text:style-name="P1"/>
      <text:p text:style-name="P1"/>
      <text:p text:style-name="P1"/>
      <text:p text:style-name="P1"/>
      <text:p text:style-name="P1"/>
      <text:p text:style-name="P3">Projekat Pokemania</text:p>
      <text:p text:style-name="P3"/>
      <text:p text:style-name="P4">Specifikacija scenarija upotrebe funkcionalnosti <text:span text:style-name="T3">puštanja pokemona u divljinu</text:span></text:p>
      <text:p text:style-name="P4"/>
      <text:p text:style-name="P5">Verzija 1.0</text:p>
      <text:h text:style-name="P26" text:outline-level="1"><text:bookmark-start text:name="__RefHeading___Toc105_1498849912"/><text:span text:style-name="T1">Istorija</text:span> <text:span text:style-name="T1">izmena</text:span><text:bookmark-end text:name="__RefHeading___Toc105_1498849912"/></text:h>
      <text:p text:style-name="P9"/>
      <table:table table:name="Table1" table:style-name="Table1">
        <table:table-column table:style-name="Table1.A" table:number-columns-repeated="3"/>
        <table:table-column table:style-name="Table1.D"/>
        <table:table-row>
          <table:table-cell table:style-name="Table1.A1" office:value-type="string">
            <text:p text:style-name="P15">Datum</text:p>
          </table:table-cell>
          <table:table-cell table:style-name="Table1.A1" office:value-type="string">
            <text:p text:style-name="P15">Verzija</text:p>
          </table:table-cell>
          <table:table-cell table:style-name="Table1.A1" office:value-type="string">
            <text:p text:style-name="P15">Kratak opis</text:p>
          </table:table-cell>
          <table:table-cell table:style-name="Table1.D1" office:value-type="string">
            <text:p text:style-name="P15">Autor</text:p>
          </table:table-cell>
        </table:table-row>
        <table:table-row>
          <table:table-cell table:style-name="Table1.A2" office:value-type="string">
            <text:p text:style-name="P17">26.02.2020.</text:p>
          </table:table-cell>
          <table:table-cell table:style-name="Table1.A2" office:value-type="string">
            <text:p text:style-name="P17">1.0</text:p>
          </table:table-cell>
          <table:table-cell table:style-name="Table1.A2" office:value-type="string">
            <text:p text:style-name="P17">osnovna verzija</text:p>
          </table:table-cell>
          <table:table-cell table:style-name="Table1.D2" office:value-type="string">
            <text:p text:style-name="P17">Marko Divjak</text:p>
          </table:table-cell>
        </table:table-row>
      </table:table>
      <text:p text:style-name="P9"/>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adržaj</text:p>
          </text:index-title>
          <text:p text:style-name="P20"><text:a xlink:type="simple" xlink:href="#__RefHeading___Toc105_1498849912" text:style-name="Index_20_Link" text:visited-style-name="Index_20_Link">Istorija izmena<text:tab/>2</text:a></text:p>
          <text:p text:style-name="P20"><text:a xlink:type="simple" xlink:href="#__RefHeading___Toc108_1498849912" text:style-name="Index_20_Link" text:visited-style-name="Index_20_Link">1. Uvod<text:tab/>4</text:a></text:p>
          <text:p text:style-name="P22"><text:a xlink:type="simple" xlink:href="#__RefHeading___Toc110_1498849912" text:style-name="Index_20_Link" text:visited-style-name="Index_20_Link">1.1 Rezime<text:tab/>4</text:a></text:p>
          <text:p text:style-name="P22"><text:a xlink:type="simple" xlink:href="#__RefHeading___Toc112_1498849912" text:style-name="Index_20_Link" text:visited-style-name="Index_20_Link">1.2 Namena dokumenta i ciljne grupe<text:tab/>4</text:a></text:p>
          <text:p text:style-name="P22"><text:a xlink:type="simple" xlink:href="#__RefHeading___Toc114_1498849912" text:style-name="Index_20_Link" text:visited-style-name="Index_20_Link">1.3 Reference<text:tab/>4</text:a></text:p>
          <text:p text:style-name="P22"><text:a xlink:type="simple" xlink:href="#__RefHeading___Toc116_1498849912" text:style-name="Index_20_Link" text:visited-style-name="Index_20_Link">1.4 Otvorena pitanja<text:tab/>4</text:a></text:p>
          <text:p text:style-name="P20"><text:a xlink:type="simple" xlink:href="#__RefHeading___Toc118_1498849912" text:style-name="Index_20_Link" text:visited-style-name="Index_20_Link">2. Scenario pregledanja profila<text:tab/>4</text:a></text:p>
          <text:p text:style-name="P22"><text:a xlink:type="simple" xlink:href="#__RefHeading___Toc120_1498849912" text:style-name="Index_20_Link" text:visited-style-name="Index_20_Link">2.1 Kratak opis<text:tab/>4</text:a></text:p>
          <text:p text:style-name="P22"><text:a xlink:type="simple" xlink:href="#__RefHeading___Toc122_1498849912" text:style-name="Index_20_Link" text:visited-style-name="Index_20_Link">2.2 Tok događaja<text:tab/>4</text:a></text:p>
          <text:p text:style-name="P21"><text:a xlink:type="simple" xlink:href="#__RefHeading___Toc124_1498849912" text:style-name="Index_20_Link" text:visited-style-name="Index_20_Link">2.2.1 Korisnik pritiska dugme za puštanje pokemona u divljinu<text:tab/>4</text:a></text:p>
          <text:p text:style-name="P21"><text:a xlink:type="simple" xlink:href="#__RefHeading___Toc126_1498849912" text:style-name="Index_20_Link" text:visited-style-name="Index_20_Link">2.2.2 Trener nema tri pokemona za učešće na turniru na koji je prijavljen<text:tab/>4</text:a></text:p>
          <text:p text:style-name="P22"><text:a xlink:type="simple" xlink:href="#__RefHeading___Toc128_1498849912" text:style-name="Index_20_Link" text:visited-style-name="Index_20_Link">2.3 Posebni zahtevi<text:tab/>5</text:a></text:p>
          <text:p text:style-name="P22"><text:a xlink:type="simple" xlink:href="#__RefHeading___Toc130_1498849912" text:style-name="Index_20_Link" text:visited-style-name="Index_20_Link">2.4 Preduslovi<text:tab/>5</text:a></text:p>
          <text:p text:style-name="P22"><text:a xlink:type="simple" xlink:href="#__RefHeading___Toc132_1498849912" text:style-name="Index_20_Link" text:visited-style-name="Index_20_Link">2.5 Posledice<text:tab/>5</text:a></text:p>
        </text:index-body>
      </text:table-of-content>
      <text:p text:style-name="P9"/>
      <text:h text:style-name="P26" text:outline-level="1"><text:bookmark-start text:name="__RefHeading___Toc108_1498849912"/>1. Uvod<text:bookmark-end text:name="__RefHeading___Toc108_1498849912"/></text:h>
      <text:h text:style-name="P27" text:outline-level="2"><text:bookmark-start text:name="__RefHeading___Toc110_1498849912"/>1.1 Rezime<text:bookmark-end text:name="__RefHeading___Toc110_1498849912"/></text:h>
      <text:p text:style-name="P2">Definisanje scenarija upotrebe <text:span text:style-name="T3">puštanja pokemona u divljinu.</text:span></text:p>
      <text:h text:style-name="P27" text:outline-level="2"><text:bookmark-start text:name="__RefHeading___Toc112_1498849912"/>1.2 Namena dokumenta i ciljne grupe<text:bookmark-end text:name="__RefHeading___Toc112_1498849912"/></text:h>
      <text:p text:style-name="P6">Dokument će koristiti svi članovi projektnog tima u razvoju projekta i testiranju, a može se koristiti i pri pisanju uputstva za upotrebu.</text:p>
      <text:h text:style-name="P27" text:outline-level="2"><text:bookmark-start text:name="__RefHeading___Toc114_1498849912"/>1.3 Reference<text:bookmark-end text:name="__RefHeading___Toc114_1498849912"/></text:h>
      <text:list xml:id="list3798437449" text:style-name="L1">
        <text:list-item>
          <text:p text:style-name="P23">Projektni zadatak</text:p>
        </text:list-item>
        <text:list-item>
          <text:p text:style-name="P23">Uputstvo za pisanje scenarija upotrebe funkcionalnosti</text:p>
        </text:list-item>
        <text:list-item>
          <text:p text:style-name="P23">Guidelines‚ Use Case, Rational Unified Process 2000</text:p>
        </text:list-item>
        <text:list-item>
          <text:p text:style-name="P23">Guidelines, Use Case Storyboard, Rational Unified Process 2000</text:p>
        </text:list-item>
      </text:list>
      <text:h text:style-name="P27" text:outline-level="2"><text:bookmark-start text:name="__RefHeading___Toc116_1498849912"/>1.4 Otvorena pitanja<text:bookmark-end text:name="__RefHeading___Toc116_1498849912"/></text:h>
      <table:table table:name="Table2" table:style-name="Table2">
        <table:table-column table:style-name="Table2.A"/>
        <table:table-column table:style-name="Table2.B"/>
        <table:table-row>
          <table:table-cell table:style-name="Table2.A1" office:value-type="string">
            <text:p text:style-name="P16">Pitanje</text:p>
          </table:table-cell>
          <table:table-cell table:style-name="Table2.B1" office:value-type="string">
            <text:p text:style-name="P16">Rešenje</text:p>
          </table:table-cell>
        </table:table-row>
        <table:table-row>
          <table:table-cell table:style-name="Table2.A2" office:value-type="string">
            <text:p text:style-name="P18"/>
          </table:table-cell>
          <table:table-cell table:style-name="Table2.B2" office:value-type="string">
            <text:p text:style-name="P18"/>
          </table:table-cell>
        </table:table-row>
      </table:table>
      <text:p text:style-name="P7"/>
      <text:h text:style-name="P25" text:outline-level="1"><text:bookmark-start text:name="__RefHeading___Toc118_1498849912"/>2. Scenario <text:span text:style-name="T6">puštanja pokemona u divljinu</text:span><text:bookmark-end text:name="__RefHeading___Toc118_1498849912"/></text:h>
      <text:h text:style-name="P28" text:outline-level="2"><text:bookmark-start text:name="__RefHeading___Toc120_1498849912"/>2.1 Kratak opis<text:bookmark-end text:name="__RefHeading___Toc120_1498849912"/></text:h>
      <text:p text:style-name="P12">Svaki trener, koji ima bar jednog pokemona, <text:span text:style-name="T4">ima mogućnost puštanja svog pokemona u divljinu i tada više ne može koristiti tog pokemona u daljoj igri, odnosno dati pokemon se briše sa profila trenera.</text:span></text:p>
      <text:h text:style-name="P28" text:outline-level="2"><text:bookmark-start text:name="__RefHeading___Toc122_1498849912"/>2.2 Tok događaja<text:bookmark-end text:name="__RefHeading___Toc122_1498849912"/></text:h>
      <text:h text:style-name="Heading_20_3" text:outline-level="3"><text:bookmark-start text:name="__RefHeading___Toc124_1498849912"/>2.2.1 Korisnik <text:span text:style-name="T2">pritiska dugme za puštanje pokemona u divljinu</text:span><text:bookmark-end text:name="__RefHeading___Toc124_1498849912"/></text:h>
      <text:p text:style-name="P10">Pokemonu <text:span text:style-name="T5">se briše sa profila trenera. Trener dobija nazad jednu pokeloptu.</text:span></text:p>
      <text:h text:style-name="P24" text:outline-level="3"><text:bookmark-start text:name="__RefHeading___Toc126_1498849912"/>2.2.2 <text:span text:style-name="T5">Trener nema tri pokemona za učešće na turniru na koji je prijavljen</text:span><text:bookmark-end text:name="__RefHeading___Toc126_1498849912"/></text:h>
      <text:p text:style-name="P13">Nakon puštanja pokemona u divljinu trener više nema bar tri pokemona potrebna za učešće na nekom turniru. Trener više ne može da igra na tom turniru. Ostaje rangiran sa onoliko bodova koliko je osvojio do tog trenutka, ali niko više ne može da se bori protiv njegovih pokemona.</text:p>
      <text:h text:style-name="P28" text:outline-level="2"><text:bookmark-start text:name="__RefHeading___Toc128_1498849912"/><text:soft-page-break/>2.3 Posebni zahtevi<text:bookmark-end text:name="__RefHeading___Toc128_1498849912"/></text:h>
      <text:p text:style-name="P11">Da bi se desio alternativni tok da trener više ne može da učestvuje na turniru, mora prethodno da bude implementirana funkcionalnost prijavljivanja na turnir.</text:p>
      <text:h text:style-name="P28" text:outline-level="2"><text:bookmark-start text:name="__RefHeading___Toc130_1498849912"/>2.4 Preduslovi<text:bookmark-end text:name="__RefHeading___Toc130_1498849912"/></text:h>
      <text:p text:style-name="P8">Pre <text:span text:style-name="T5">puštanja pokemona u divljinu </text:span>korisnik mora da bude ulogovan u sistem (login scenario uspešan). <text:span text:style-name="T5">Takođe, mora da ima bar jednog pokemona.</text:span></text:p>
      <text:h text:style-name="P28" text:outline-level="2"><text:bookmark-start text:name="__RefHeading___Toc132_1498849912"/>2.5 Posledice<text:bookmark-end text:name="__RefHeading___Toc132_1498849912"/></text:h>
      <text:p text:style-name="P14">Pokemon se briše sa trenerovog profi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rfc-language-tag="sr-Latn-RS" fo:language="sr" fo:script="Latn" fo:country="R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style:text-properties fo:font-size="18.2000007629395pt" style:rfc-language-tag="sr-Latn-RS" fo:language="sr" fo:script="Latn" fo:country="RS" fo:font-weight="bold" officeooo:rsid="00013c02" style:font-size-asian="18.2000007629395pt" style:font-weight-asian="bold" style:font-size-complex="18.2000007629395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1000003814697pt" style:rfc-language-tag="sr-Latn-RS" fo:language="sr" fo:script="Latn" fo:country="RS" fo:font-weight="bold" style:font-size-asian="16.1000003814697pt" style:font-weight-asian="bold" style:font-size-complex="16.1000003814697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1000003814697pt" style:rfc-language-tag="sr-Latn-RS" fo:language="sr" fo:script="Latn" fo:country="RS" fo:font-weight="bold" officeooo:rsid="000357f7" style:font-size-asian="14.1000003814697pt" style:font-weight-asian="bold" style:font-size-complex="14.1000003814697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6:07:35.512658867</meta:creation-date>
    <dc:date>2020-02-27T10:50:18.314371893</dc:date>
    <meta:editing-duration>PT27M9S</meta:editing-duration>
    <meta:editing-cycles>12</meta:editing-cycles>
    <meta:generator>LibreOffice/6.0.7.3$Linux_X86_64 LibreOffice_project/00m0$Build-3</meta:generator>
    <meta:document-statistic meta:table-count="2" meta:image-count="0" meta:object-count="0" meta:page-count="5" meta:paragraph-count="56" meta:word-count="362" meta:character-count="2268" meta:non-whitespace-character-count="1966"/>
  </office:meta>
</office:document-meta>
</file>